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4A00000253187110E433B3AB0D.jpg" manifest:media-type="image/jpeg"/>
  <manifest:file-entry manifest:full-path="Pictures/1000000000000400000001C33A79426E1B6B0C2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Helvetica Neue" svg:font-family="'Helvetica Neue', Helvetica, Arial, sans-serif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yriad Pro Light SemiCond" svg:font-family="'Myriad Pro Light SemiCond', 'Segoe UI Light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997cm" fo:margin-left="-0.009cm" table:align="left" style:writing-mode="lr-tb"/>
    </style:style>
    <style:style style:name="Tabela1.A" style:family="table-column">
      <style:table-column-properties style:column-width="2.503cm"/>
    </style:style>
    <style:style style:name="Tabela1.B" style:family="table-column">
      <style:table-column-properties style:column-width="13.49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002cm" fo:margin-left="-0.009cm" table:align="left" style:writing-mode="lr-tb"/>
    </style:style>
    <style:style style:name="Tabela2.A" style:family="table-column">
      <style:table-column-properties style:column-width="2.503cm"/>
    </style:style>
    <style:style style:name="Tabela2.B" style:family="table-column">
      <style:table-column-properties style:column-width="13.49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002cm" fo:margin-left="-0.009cm" table:align="left" style:writing-mode="lr-tb"/>
    </style:style>
    <style:style style:name="Tabela3.A" style:family="table-column">
      <style:table-column-properties style:column-width="2.605cm"/>
    </style:style>
    <style:style style:name="Tabela3.B" style:family="table-column">
      <style:table-column-properties style:column-width="13.39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2cm" fo:margin-left="-0.009cm" table:align="left" style:writing-mode="lr-tb"/>
    </style:style>
    <style:style style:name="Tabela4.A" style:family="table-column">
      <style:table-column-properties style:column-width="2.605cm"/>
    </style:style>
    <style:style style:name="Tabela4.B" style:family="table-column">
      <style:table-column-properties style:column-width="13.39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002cm" fo:margin-left="-0.009cm" table:align="left" style:writing-mode="lr-tb"/>
    </style:style>
    <style:style style:name="Tabela5.A" style:family="table-column">
      <style:table-column-properties style:column-width="2.605cm"/>
    </style:style>
    <style:style style:name="Tabela5.B" style:family="table-column">
      <style:table-column-properties style:column-width="13.39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002cm" fo:margin-left="-0.009cm" table:align="left" style:writing-mode="lr-tb"/>
    </style:style>
    <style:style style:name="Tabela6.A" style:family="table-column">
      <style:table-column-properties style:column-width="2.605cm"/>
    </style:style>
    <style:style style:name="Tabela6.B" style:family="table-column">
      <style:table-column-properties style:column-width="13.39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98cm" fo:margin-left="-0.009cm" table:align="left" style:writing-mode="lr-tb"/>
    </style:style>
    <style:style style:name="Tabela7.A" style:family="table-column">
      <style:table-column-properties style:column-width="2.605cm"/>
    </style:style>
    <style:style style:name="Tabela7.B" style:family="table-column">
      <style:table-column-properties style:column-width="13.39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97cm" fo:margin-left="-0.009cm" table:align="left" style:writing-mode="lr-tb"/>
    </style:style>
    <style:style style:name="Tabela8.A" style:family="table-column">
      <style:table-column-properties style:column-width="2.605cm"/>
    </style:style>
    <style:style style:name="Tabela8.B" style:family="table-column">
      <style:table-column-properties style:column-width="13.39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0.345cm"/>
        </style:tab-stops>
      </style:paragraph-properties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6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/>
      <style:text-properties fo:color="#595959" fo:font-size="7pt" style:font-size-asian="7pt" style:font-size-complex="7pt"/>
    </style:style>
    <style:style style:name="P7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/>
      <style:text-properties fo:color="#595959" fo:font-size="7pt" style:font-size-asian="7pt" style:font-size-complex="7pt"/>
    </style:style>
    <style:style style:name="P8" style:family="paragraph" style:parent-style-name="Footer">
      <style:paragraph-properties fo:text-align="end" style:justify-single-word="false"/>
      <style:text-properties fo:color="#595959" style:font-name="Times New Roman1" fo:font-size="12pt" style:font-size-asian="12pt" style:font-name-complex="Times New Roman1" style:font-size-complex="12pt"/>
    </style:style>
    <style:style style:name="P9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10" style:family="paragraph" style:parent-style-name="Texto_20_principal">
      <style:paragraph-properties fo:hyphenation-ladder-count="no-limit"/>
      <style:text-properties style:font-name="Calibri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11" style:family="paragraph" style:parent-style-name="Texto_20_principal">
      <style:paragraph-properties fo:hyphenation-ladder-count="no-limit"/>
      <style:text-properties style:font-name="Times New Roman" fo:hyphenate="false" fo:hyphenation-remain-char-count="2" fo:hyphenation-push-char-count="2" loext:hyphenation-no-caps="false"/>
    </style:style>
    <style:style style:name="P12" style:family="paragraph" style:parent-style-name="Texto_20_principal">
      <style:paragraph-properties fo:hyphenation-ladder-count="no-limit"/>
      <style:text-properties style:font-name="Times New Roman" fo:font-size="10pt" style:font-size-asian="10pt" style:font-name-complex="Calibri" style:font-size-complex="10pt" fo:hyphenate="false" fo:hyphenation-remain-char-count="2" fo:hyphenation-push-char-count="2" loext:hyphenation-no-caps="false"/>
    </style:style>
    <style:style style:name="P13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0pt" style:font-size-asian="10pt" style:font-name-complex="Calibri" style:font-size-complex="10pt" fo:hyphenate="false" fo:hyphenation-remain-char-count="2" fo:hyphenation-push-char-count="2" loext:hyphenation-no-caps="false"/>
    </style:style>
    <style:style style:name="P14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0pt" officeooo:paragraph-rsid="000e7825" style:font-size-asian="10pt" style:font-name-complex="Calibri" style:font-size-complex="10pt" fo:hyphenate="false" fo:hyphenation-remain-char-count="2" fo:hyphenation-push-char-count="2" loext:hyphenation-no-caps="false"/>
    </style:style>
    <style:style style:name="P15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0pt" fo:language="en" fo:country="US" fo:font-weight="bold" style:font-size-asian="10pt" style:font-weight-asian="bold" style:font-name-complex="Calibri" style:font-size-complex="10pt" fo:hyphenate="false" fo:hyphenation-remain-char-count="2" fo:hyphenation-push-char-count="2" loext:hyphenation-no-caps="false"/>
    </style:style>
    <style:style style:name="P16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hyphenate="false" fo:hyphenation-remain-char-count="2" fo:hyphenation-push-char-count="2" loext:hyphenation-no-caps="false"/>
    </style:style>
    <style:style style:name="P17" style:family="paragraph" style:parent-style-name="Texto_20_principal">
      <style:paragraph-properties fo:text-align="center" style:justify-single-word="false" fo:hyphenation-ladder-count="no-limit"/>
      <style:text-properties style:font-name="Times New Roman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18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19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2pt" officeooo:paragraph-rsid="000f9ec5" style:font-size-asian="12pt" style:font-name-complex="Calibri" style:font-size-complex="12pt" fo:hyphenate="false" fo:hyphenation-remain-char-count="2" fo:hyphenation-push-char-count="2" loext:hyphenation-no-caps="false"/>
    </style:style>
    <style:style style:name="P20" style:family="paragraph" style:parent-style-name="Texto_20_principal">
      <style:paragraph-properties fo:hyphenation-ladder-count="no-limit"/>
      <style:text-properties style:font-name="Times New Roman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21" style:family="paragraph" style:parent-style-name="Texto_20_principal">
      <style:paragraph-properties fo:hyphenation-ladder-count="no-limit"/>
      <style:text-properties style:font-name="Times New Roman" fo:font-size="12pt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2pt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2pt" officeooo:paragraph-rsid="000b12a8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Texto_20_principal">
      <style:paragraph-properties fo:hyphenation-ladder-count="no-limit"/>
      <style:text-properties style:font-name="Times New Roman" fo:font-size="12pt" fo:language="en" fo:country="US" style:font-size-asian="12pt" style:font-name-complex="Calibri" style:font-size-complex="12pt" fo:hyphenate="false" fo:hyphenation-remain-char-count="2" fo:hyphenation-push-char-count="2" loext:hyphenation-no-caps="false"/>
    </style:style>
    <style:style style:name="P25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2pt" fo:language="en" fo:country="US" fo:font-weight="bold" style:font-size-asian="12pt" style:font-weight-asian="bold" style:font-name-complex="Calibri" style:font-size-complex="12pt" fo:hyphenate="false" fo:hyphenation-remain-char-count="2" fo:hyphenation-push-char-count="2" loext:hyphenation-no-caps="false"/>
    </style:style>
    <style:style style:name="P26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1pt" fo:language="en" fo:country="US" fo:font-weight="bold" style:font-size-asian="11pt" style:font-weight-asian="bold" style:font-name-complex="Calibri" style:font-size-complex="11pt" fo:hyphenate="false" fo:hyphenation-remain-char-count="2" fo:hyphenation-push-char-count="2" loext:hyphenation-no-caps="false"/>
    </style:style>
    <style:style style:name="P27" style:family="paragraph" style:parent-style-name="Texto_20_principal">
      <style:paragraph-properties fo:hyphenation-ladder-count="no-limit"/>
      <style:text-properties fo:color="#00b050" style:font-name="Times New Roman" fo:font-size="10pt" fo:language="en" fo:country="US" fo:font-weight="bold" style:font-size-asian="10pt" style:font-weight-asian="bold" style:font-name-complex="Calibri" style:font-size-complex="10pt" fo:hyphenate="false" fo:hyphenation-remain-char-count="2" fo:hyphenation-push-char-count="2" loext:hyphenation-no-caps="false"/>
    </style:style>
    <style:style style:name="P28" style:family="paragraph" style:parent-style-name="Texto_20_principal">
      <style:paragraph-properties fo:hyphenation-ladder-count="no-limit"/>
      <style:text-properties fo:color="#00b050" style:font-name="Times New Roman" fo:font-size="11pt" fo:language="en" fo:country="US" fo:font-weight="bold" style:font-size-asian="11pt" style:font-weight-asian="bold" style:font-name-complex="Calibri" style:font-size-complex="11pt" fo:hyphenate="false" fo:hyphenation-remain-char-count="2" fo:hyphenation-push-char-count="2" loext:hyphenation-no-caps="false"/>
    </style:style>
    <style:style style:name="P29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style:font-name="Times New Roman" fo:font-size="12pt" style:font-size-asian="12pt" style:font-size-complex="12pt" fo:hyphenate="false" fo:hyphenation-remain-char-count="2" fo:hyphenation-push-char-count="2" loext:hyphenation-no-caps="false"/>
    </style:style>
    <style:style style:name="P30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style:font-name="Times New Roman" fo:font-size="12pt" officeooo:paragraph-rsid="000ebb03" style:font-size-asian="12pt" style:font-size-complex="12pt" fo:hyphenate="false" fo:hyphenation-remain-char-count="2" fo:hyphenation-push-char-count="2" loext:hyphenation-no-caps="false"/>
    </style:style>
    <style:style style:name="P31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style:font-name="Times New Roman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32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style:font-name="Times New Roman" fo:font-size="12pt" officeooo:paragraph-rsid="000a140f" style:font-size-asian="12pt" style:font-name-complex="Calibri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.353cm" loext:contextual-spacing="false"/>
      <style:text-properties style:font-name="Times New Roman" fo:font-size="10pt" style:font-size-asian="10pt" style:font-name-complex="Calibri" style:font-size-complex="12pt"/>
    </style:style>
    <style:style style:name="P34" style:family="paragraph" style:parent-style-name="Texto_20_principal">
      <style:paragraph-properties fo:margin-left="0.199cm" fo:margin-right="0cm" fo:hyphenation-ladder-count="no-limit" fo:text-indent="0cm" style:auto-text-indent="false"/>
      <style:text-properties style:font-name="Times New Roman" fo:font-size="10pt" style:font-size-asian="10pt" style:font-name-complex="Calibri" style:font-size-complex="10pt" fo:hyphenate="false" fo:hyphenation-remain-char-count="2" fo:hyphenation-push-char-count="2" loext:hyphenation-no-caps="false"/>
    </style:style>
    <style:style style:name="P35" style:family="paragraph" style:parent-style-name="Texto_20_principal">
      <style:paragraph-properties fo:margin-left="0.199cm" fo:margin-right="0cm" fo:hyphenation-ladder-count="no-limit" fo:text-indent="0cm" style:auto-text-indent="false">
        <style:tab-stops>
          <style:tab-stop style:position="8.255cm" style:type="center"/>
          <style:tab-stop style:position="16.51cm" style:type="right"/>
        </style:tab-stops>
      </style:paragraph-properties>
      <style:text-properties officeooo:paragraph-rsid="000f9ec5" fo:hyphenate="false" fo:hyphenation-remain-char-count="2" fo:hyphenation-push-char-count="2" loext:hyphenation-no-caps="false"/>
    </style:style>
    <style:style style:name="P36" style:family="paragraph" style:parent-style-name="Texto_20_principal" style:master-page-name="Standard">
      <style:paragraph-properties fo:text-align="center" style:justify-single-word="false" fo:hyphenation-ladder-count="no-limit" style:page-number="1"/>
      <style:text-properties style:font-name="Times New Roman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37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style:font-name="Times New Roman" fo:font-size="12pt" fo:hyphenate="false" fo:hyphenation-remain-char-count="2" fo:hyphenation-push-char-count="2" loext:hyphenation-no-caps="false"/>
    </style:style>
    <style:style style:name="P38" style:family="paragraph" style:parent-style-name="Texto_20_principal">
      <style:paragraph-properties fo:hyphenation-ladder-count="no-limit"/>
      <style:text-properties style:font-name="Times New Roman" fo:font-size="11pt" fo:language="en" fo:country="US" style:font-size-asian="11pt" style:font-name-complex="Calibri" style:font-size-complex="11pt" fo:hyphenate="false" fo:hyphenation-remain-char-count="2" fo:hyphenation-push-char-count="2" loext:hyphenation-no-caps="false"/>
    </style:style>
    <style:style style:name="P39" style:family="paragraph" style:parent-style-name="Texto_20_principal">
      <style:paragraph-properties fo:hyphenation-ladder-count="no-limit"/>
      <style:text-properties fo:color="#00b050" style:font-name="Times New Roman" fo:font-size="12pt" fo:language="en" fo:country="US" fo:font-weight="bold" style:font-size-asian="12pt" style:font-weight-asian="bold" style:font-name-complex="Calibri" style:font-size-complex="12pt" fo:hyphenate="false" fo:hyphenation-remain-char-count="2" fo:hyphenation-push-char-count="2" loext:hyphenation-no-caps="false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="Times New Roman" fo:font-size="12.5pt" fo:font-weight="normal" style:font-size-asian="12.5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0pt" style:font-size-asian="10pt" style:font-name-complex="Calibri" style:font-size-complex="10pt"/>
    </style:style>
    <style:style style:name="T4" style:family="text">
      <style:text-properties style:font-name="Times New Roman" fo:font-size="12pt" style:font-size-asian="12pt" style:font-name-complex="Calibri" style:font-size-complex="12pt"/>
    </style:style>
    <style:style style:name="T5" style:family="text">
      <style:text-properties style:font-name="Times New Roman" fo:font-size="12pt" officeooo:rsid="0012519e" style:font-size-asian="12pt" style:font-name-complex="Calibri" style:font-size-complex="12pt"/>
    </style:style>
    <style:style style:name="T6" style:family="text">
      <style:text-properties style:font-name="Times New Roman" fo:font-size="12pt" officeooo:rsid="00096344" style:font-size-asian="12pt" style:font-name-complex="Calibri" style:font-size-complex="12pt"/>
    </style:style>
    <style:style style:name="T7" style:family="text">
      <style:text-properties style:use-window-font-color="true" style:font-name="Times New Roman" fo:font-size="12.5pt" fo:language="pt" fo:country="BR" fo:font-weight="normal" officeooo:rsid="000f9ec5" style:font-name-asian="Calibri" style:font-size-asian="12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fo:language="en" fo:country="US" style:font-name-complex="Calibri"/>
    </style:style>
    <style:style style:name="T9" style:family="text">
      <style:text-properties fo:language="en" fo:country="US" officeooo:rsid="00096344" style:font-name-complex="Calibri"/>
    </style:style>
    <style:style style:name="T10" style:family="text">
      <style:text-properties fo:language="en" fo:country="US" officeooo:rsid="000a140f" style:font-name-complex="Calibri"/>
    </style:style>
    <style:style style:name="T11" style:family="text">
      <style:text-properties fo:language="en" fo:country="US" officeooo:rsid="0012f31e" style:font-name-complex="Calibri"/>
    </style:style>
    <style:style style:name="T12" style:family="text">
      <style:text-properties fo:color="#000000"/>
    </style:style>
    <style:style style:name="T13" style:family="text">
      <style:text-properties fo:color="#000000" fo:font-size="10pt" fo:language="pt" fo:country="BR" officeooo:rsid="000e7825" style:font-name-asian="Calibri" style:font-size-asian="10pt" style:language-asian="zh" style:country-asian="CN" style:font-name-complex="Calibri" style:font-size-complex="10pt" style:language-complex="ar" style:country-complex="SA"/>
    </style:style>
    <style:style style:name="T14" style:family="text">
      <style:text-properties fo:color="#000000" fo:language="en" fo:country="US" style:font-name-asian="Calibri" style:font-name-complex="Calibri" style:language-complex="ar" style:country-complex="SA"/>
    </style:style>
    <style:style style:name="T15" style:family="text">
      <style:text-properties fo:color="#000000" fo:language="en" fo:country="US" officeooo:rsid="0012f31e" style:font-name-asian="Calibri" style:font-name-complex="Calibri" style:language-complex="ar" style:country-complex="SA"/>
    </style:style>
    <style:style style:name="T16" style:family="text">
      <style:text-properties fo:color="#000000" fo:language="pt" fo:country="BR" fo:font-weight="bold" officeooo:rsid="00096344" style:font-name-asian="Calibri" style:language-asian="zh" style:country-asian="CN" style:font-weight-asian="bold" style:font-name-complex="Calibri" style:language-complex="ar" style:country-complex="SA" style:font-weight-complex="bold"/>
    </style:style>
    <style:style style:name="T17" style:family="text">
      <style:text-properties fo:color="#000000" fo:language="pt" fo:country="BR" style:font-name-asian="Calibri" style:font-name-complex="Calibri" style:language-complex="ar" style:country-complex="SA"/>
    </style:style>
    <style:style style:name="T18" style:family="text">
      <style:text-properties fo:color="#000000" fo:language="pt" fo:country="BR" officeooo:rsid="000b12a8" style:font-name-asian="Calibri" style:language-asian="zh" style:country-asian="CN" style:font-name-complex="Calibri" style:language-complex="ar" style:country-complex="SA"/>
    </style:style>
    <style:style style:name="T19" style:family="text">
      <style:text-properties fo:color="#000000" fo:language="pt" fo:country="BR" officeooo:rsid="000ce992" style:font-name-asian="Calibri" style:language-asian="zh" style:country-asian="CN" style:font-name-complex="Calibri" style:language-complex="ar" style:country-complex="SA"/>
    </style:style>
    <style:style style:name="T20" style:family="text">
      <style:text-properties fo:color="#000000" style:font-name="Times New Roman" fo:font-size="10pt" fo:language="pt" fo:country="BR" officeooo:rsid="000f9ec5" style:font-name-asian="Calibri" style:font-size-asian="10pt" style:language-asian="zh" style:country-asian="CN" style:font-name-complex="Calibri" style:font-size-complex="10pt" style:language-complex="ar" style:country-complex="SA"/>
    </style:style>
    <style:style style:name="T21" style:family="text">
      <style:text-properties fo:color="#000000" style:font-name="Times New Roman" fo:font-size="12pt" fo:language="pt" fo:country="BR" officeooo:rsid="0012519e" style:font-name-asian="Calibri" style:font-size-asian="12pt" style:language-asian="zh" style:country-asian="CN" style:font-name-complex="Calibri" style:font-size-complex="12pt" style:language-complex="ar" style:country-complex="SA"/>
    </style:style>
    <style:style style:name="T22" style:family="text">
      <style:text-properties fo:color="#000000" officeooo:rsid="000a140f"/>
    </style:style>
    <style:style style:name="T23" style:family="text">
      <style:text-properties fo:color="#000000" officeooo:rsid="000f9ec5"/>
    </style:style>
    <style:style style:name="T24" style:family="text">
      <style:text-properties fo:color="#000000" style:font-name-complex="Calibri"/>
    </style:style>
    <style:style style:name="T25" style:family="text">
      <style:text-properties fo:color="#000000" officeooo:rsid="00096344" style:font-name-complex="Calibri"/>
    </style:style>
    <style:style style:name="T26" style:family="text">
      <style:text-properties fo:color="#000000" officeooo:rsid="00100763" style:font-name-complex="Calibri"/>
    </style:style>
    <style:style style:name="T27" style:family="text">
      <style:text-properties fo:color="#00b050" fo:font-size="10pt" fo:font-weight="bold" style:font-size-asian="10pt" style:font-weight-asian="bold" style:font-name-complex="Calibri" style:font-size-complex="10pt"/>
    </style:style>
    <style:style style:name="T28" style:family="text">
      <style:text-properties fo:color="#00b050" fo:font-size="11pt" fo:font-weight="bold" style:font-size-asian="11pt" style:font-weight-asian="bold" style:font-name-complex="Calibri" style:font-size-complex="11pt"/>
    </style:style>
    <style:style style:name="T29" style:family="text">
      <style:text-properties fo:color="#00b050" fo:font-weight="bold" style:font-weight-asian="bold"/>
    </style:style>
    <style:style style:name="T30" style:family="text">
      <style:text-properties style:text-position="super 58%" style:font-name="Times New Roman" fo:font-size="12pt" style:text-underline-style="solid" style:text-underline-width="auto" style:text-underline-color="font-color" style:font-size-asian="12pt" style:font-name-complex="Calibri" style:font-size-complex="12pt"/>
    </style:style>
    <style:style style:name="T31" style:family="text">
      <style:text-properties officeooo:rsid="000a140f"/>
    </style:style>
    <style:style style:name="T32" style:family="text">
      <style:text-properties fo:color="#c9211e"/>
    </style:style>
    <style:style style:name="T33" style:family="text">
      <style:text-properties officeooo:rsid="000e7825"/>
    </style:style>
    <style:style style:name="T34" style:family="text">
      <style:text-properties fo:font-size="10pt" style:font-size-asian="10pt" style:font-name-complex="Calibri" style:font-size-complex="10pt"/>
    </style:style>
    <style:style style:name="T35" style:family="text">
      <style:text-properties officeooo:rsid="000ebb03"/>
    </style:style>
    <style:style style:name="T36" style:family="text">
      <style:text-properties style:font-name-complex="Calibri"/>
    </style:style>
    <style:style style:name="T37" style:family="text">
      <style:text-properties officeooo:rsid="00096344" style:font-name-complex="Calibri"/>
    </style:style>
    <style:style style:name="T38" style:family="text">
      <style:text-properties officeooo:rsid="000b12a8" style:font-name-complex="Calibri"/>
    </style:style>
    <style:style style:name="T39" style:family="text">
      <style:text-properties officeooo:rsid="000f9ec5" style:font-name-complex="Calibri"/>
    </style:style>
    <style:style style:name="T40" style:family="text">
      <style:text-properties officeooo:rsid="0010e4cf" style:font-name-complex="Calibri"/>
    </style:style>
    <style:style style:name="T41" style:family="text">
      <style:text-properties officeooo:rsid="000f9ec5"/>
    </style:style>
    <style:style style:name="T42" style:family="text">
      <style:text-properties fo:font-size="11pt" style:font-size-asian="11pt" style:font-name-complex="Calibri" style:font-size-complex="11pt"/>
    </style:style>
    <style:style style:name="T43" style:family="text">
      <style:text-properties fo:language="pt" fo:country="BR" officeooo:rsid="000a140f" style:font-name-asian="Calibri" style:language-asian="zh" style:country-asian="CN" style:font-name-complex="Calibri" style:language-complex="ar" style:country-complex="SA"/>
    </style:style>
    <style:style style:name="T44" style:family="text">
      <style:text-properties fo:language="pt" fo:country="BR" officeooo:rsid="000e7825" style:font-name-asian="Calibri" style:language-asian="zh" style:country-asian="CN" style:font-name-complex="Calibri" style:language-complex="ar" style:country-complex="SA"/>
    </style:style>
    <style:style style:name="T45" style:family="text">
      <style:text-properties fo:language="pt" fo:country="BR" officeooo:rsid="000ce992" style:font-name-asian="Calibri" style:language-asian="zh" style:country-asian="CN" style:font-name-complex="Calibri" style:language-complex="ar" style:country-complex="SA"/>
    </style:style>
    <style:style style:name="T46" style:family="text">
      <style:text-properties fo:language="pt" fo:country="BR" officeooo:rsid="000ebb03" style:font-name-asian="Calibri" style:language-asian="zh" style:country-asian="CN" style:font-name-complex="Calibri" style:language-complex="ar" style:country-complex="SA"/>
    </style:style>
    <style:style style:name="T47" style:family="text">
      <style:text-properties officeooo:rsid="0012519e"/>
    </style:style>
    <style:style style:name="T48" style:family="text">
      <style:text-properties officeooo:rsid="0012f31e"/>
    </style:style>
    <style:style style:name="T49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50" style:family="text">
      <style:text-properties fo:font-variant="normal" fo:text-transform="none" fo:color="#333333" style:font-name="Times New Roman" fo:font-size="10.5pt" fo:letter-spacing="normal" fo:font-style="normal" fo:font-weight="normal"/>
    </style:style>
    <style:style style:name="T51" style:family="text">
      <style:text-properties fo:font-variant="normal" fo:text-transform="none" style:font-name="Times New Roman" fo:font-size="10.5pt" fo:letter-spacing="normal" fo:font-style="normal" fo:font-weight="normal"/>
    </style:style>
    <style:style style:name="T52" style:family="text">
      <style:text-properties fo:font-variant="normal" fo:text-transform="none" style:font-name="Times New Roman" fo:letter-spacing="normal" fo:font-style="normal" fo:font-weight="normal" style:font-size-asian="12pt" style:font-size-complex="12pt"/>
    </style:style>
    <style:style style:name="T53" style:family="text">
      <style:text-properties style:font-size-asian="12pt" style:font-name-complex="Calibri" style:font-size-complex="12pt"/>
    </style:style>
    <style:style style:name="T54" style:family="text">
      <style:text-properties officeooo:rsid="0012f31e" style:font-size-asian="12pt" style:font-name-complex="Calibri" style:font-size-complex="12pt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6.041cm, 5.629cm, 6.447cm, 5.5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erimonial de Posse da Comissão de Ética de Enfermagem (CEE)</text:p>
      <text:p text:style-name="P17"/>
      <text:p text:style-name="P21"><text:span text:style-name="T8">Data: </text:span><text:span text:style-name="T9">2</text:span><text:span text:style-name="T11">6</text:span><text:span text:style-name="T8">/</text:span><text:span text:style-name="T11">0</text:span><text:span text:style-name="T8">1/202</text:span><text:span text:style-name="T11">3</text:span><text:span text:style-name="T8"> <text:s text:c="2"/>Horário: </text:span><text:span text:style-name="T14">1</text:span><text:span text:style-name="T15">4</text:span><text:span text:style-name="T8">:</text:span><text:span text:style-name="T14">00</text:span></text:p>
      <text:p text:style-name="P21"><text:span text:style-name="T8">Local: </text:span><text:span text:style-name="T10">Auditório C da </text:span><text:span text:style-name="T14">UNISUL</text:span></text:p>
      <text:p text:style-name="P24"/>
      <text:p text:style-name="P38"><text:span text:style-name="T29">I. ABERTURA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6">Quem fala</text:p>
            <text:p text:style-name="P26"/>
          </table:table-cell>
          <table:table-cell table:style-name="Tabela1.B1" office:value-type="string">
            <text:p text:style-name="P26">Texto a ser lido</text:p>
            <text:p text:style-name="P26"/>
          </table:table-cell>
        </table:table-row>
        <table:table-row table:style-name="Tabela1.1">
          <table:table-cell table:style-name="Tabela1.A1" office:value-type="string">
            <text:p text:style-name="P25">Mestre de Cerimônia</text:p>
            <text:p text:style-name="P25"/>
          </table:table-cell>
          <table:table-cell table:style-name="Tabela1.B1" office:value-type="string">
            <text:p text:style-name="P22"><text:span text:style-name="T36">Senhores e Senhoras, boa tarde. É com grande satisfação que o Conselho Regional de Enfermagem de Santa Catarina dá início à cerimônia de posse da Comissão de Ética de Enfermagem da </text:span><text:span text:style-name="T16">Secretaria Municipal de Saúde do Município de Palhoça</text:span></text:p>
            <text:p text:style-name="P18">A Comissão de Ética é um órgão representativo do Coren/SC nas questões éticas dos profissionais de Enfermagem, que tem como finalidade a orientação, a conscientização, o assessoramento, a emissão de pareceres e a compilação de fatos relacionados ao exercício ético-profissional da categoria na instituição. Agradecendo a presença de todos, convidamos para assistir ao Vídeo Institucional do Coren/SC.</text:p>
            <text:p text:style-name="P9"><text:a xlink:type="simple" xlink:href="https://drive.google.com/file/d/1fFIdWAh5qZcM0o_eGkm2I6hmGNxYN6Qv/view?usp=sharing" text:style-name="Internet_20_link" text:visited-style-name="Visited_20_Internet_20_Link"><text:span text:style-name="Internet_20_link"><text:span text:style-name="T4">https://drive.google.com/file/d/1fFIdWAh5qZcM0o_eGkm2I6hmGNxYN6Qv/view?usp=sharing</text:span></text:span></text:a><text:span text:style-name="T4"> </text:span></text:p>
          </table:table-cell>
        </table:table-row>
      </table:table>
      <text:p text:style-name="P20"/>
      <text:p text:style-name="P21"><text:span text:style-name="T28">II. COMPOSIÇÃO DA MESA</text:span><text:span text:style-name="T42"> 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5">Quem fala</text:p>
          </table:table-cell>
          <table:table-cell table:style-name="Tabela2.B1" office:value-type="string">
            <text:p text:style-name="P25">Texto a ser lido</text:p>
            <text:p text:style-name="P25"/>
          </table:table-cell>
        </table:table-row>
        <table:table-row table:style-name="Tabela2.1">
          <table:table-cell table:style-name="Tabela2.A1" office:value-type="string">
            <text:p text:style-name="P25">Mestre de Cerimônia</text:p>
            <text:p text:style-name="P25"/>
          </table:table-cell>
          <table:table-cell table:style-name="Tabela2.B1" office:value-type="string">
            <text:p text:style-name="P18">Convidamos para compor a mesa as seguintes autoridades:</text:p>
            <text:p text:style-name="P29"><text:span text:style-name="T36">- </text:span><text:span text:style-name="T43">Representante</text:span><text:span text:style-name="T36"> do Coren/SC – Sra Maristela Assu</text:span><text:span text:style-name="T40">mp</text:span><text:span text:style-name="T36">ção de Azevedo Vice Presidente do Coren/SC </text:span></text:p>
            <text:p text:style-name="P32">- <text:span text:style-name="T31">R</text:span>epresentante da Comissão de Ética do Coren/SC – Sra Karla Rodrigues Barzan - Membro da Comissão de Ética do Coren/SC.</text:p>
            <text:p text:style-name="P37"><text:span text:style-name="T53">Charles Roberto Mineiro da Silva - Membro da Comissão de Ética do Coren/SC </text:span><text:span text:style-name="T54">e o </text:span><text:span text:style-name="T52">Enfermeiro Fiscal Manoel dos Santos Júnior.</text:span></text:p>
            <text:p text:style-name="P29"><text:span text:style-name="T36">- </text:span><text:span text:style-name="T43">Superintendente de Saúde Sandra </text:span><text:span text:style-name="T44">Ribeiro de </text:span><text:span text:style-name="T43">Abreu</text:span></text:p>
            <text:p text:style-name="P30"><text:span text:style-name="T36">- </text:span><text:span text:style-name="T43">Representante das RT a Sra Enfermeira Patricia </text:span><text:span text:style-name="T45">E</text:span><text:span text:style-name="T43">ulésia Pierri Müller</text:span></text:p>
            <text:p text:style-name="P30"><text:span text:style-name="T43">- </text:span><text:span text:style-name="T46">R</text:span><text:span text:style-name="T43">epresentante da Comissão de Ética de Enfermagem da </text:span><text:span text:style-name="T45">Secretaria Municipal de Saúde de Palhoça</text:span><text:span text:style-name="T43"> que será empossada </text:span><text:span text:style-name="T46">Sra Enfermeira Sara Dalla Lana</text:span></text:p>
            <text:p text:style-name="P31"/>
          </table:table-cell>
        </table:table-row>
      </table:table>
      <text:p text:style-name="P10"/>
      <text:p text:style-name="P11"><text:span text:style-name="T27">III. REGISTRO DE PRESENÇA</text:span><text:span text:style-name="T34"> 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5">Quem fala</text:p>
          </table:table-cell>
          <table:table-cell table:style-name="Tabela3.B1" office:value-type="string">
            <text:p text:style-name="P15">Texto a ser lido</text:p>
          </table:table-cell>
        </table:table-row>
        <table:table-row table:style-name="Tabela3.1">
          <table:table-cell table:style-name="Tabela3.A1" office:value-type="string">
            <text:p text:style-name="P15">Mestre de Cerimônia</text:p>
            <text:p text:style-name="P15"><text:soft-page-break/></text:p>
          </table:table-cell>
          <table:table-cell table:style-name="Tabela3.B1" office:value-type="string">
            <text:p text:style-name="P13">Registramos a presença das seguintes autoridades:</text:p>
            <text:p text:style-name="P14"><text:span text:style-name="T33">Prefeito </text:span>Eduardo Freccia</text:p>
            <text:p text:style-name="P16"><text:soft-page-break/><text:span text:style-name="T13">Secretário de Saúde</text:span><text:span text:style-name="T34"> Rosinei de Souza Horácio</text:span></text:p>
          </table:table-cell>
        </table:table-row>
      </table:table>
      <text:p text:style-name="P12"/>
      <text:p text:style-name="P11"><text:span text:style-name="T28">IV. HINO NACIONAL BRASILEIRO</text:span><text:span text:style-name="T34"> 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5">Quem fala</text:p>
          </table:table-cell>
          <table:table-cell table:style-name="Tabela4.B1" office:value-type="string">
            <text:p text:style-name="P15">Texto a ser lido</text:p>
          </table:table-cell>
        </table:table-row>
        <table:table-row table:style-name="Tabela4.1">
          <table:table-cell table:style-name="Tabela4.A1" office:value-type="string">
            <text:p text:style-name="P25">Mestre de Cerimônia</text:p>
          </table:table-cell>
          <table:table-cell table:style-name="Tabela4.B1" office:value-type="string">
            <text:p text:style-name="P18">Convidamos os presentes para em posição de respeito acompanhar a execução do Hino Nacional</text:p>
          </table:table-cell>
        </table:table-row>
      </table:table>
      <text:p text:style-name="P12"/>
      <text:p text:style-name="P11"><text:span text:style-name="T27">V. HOMENAGEM</text:span><text:span text:style-name="T34"> 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5">Quem fala</text:p>
          </table:table-cell>
          <table:table-cell table:style-name="Tabela5.B1" office:value-type="string">
            <text:p text:style-name="P25">Texto a ser lido</text:p>
          </table:table-cell>
        </table:table-row>
        <table:table-row table:style-name="Tabela5.1">
          <table:table-cell table:style-name="Tabela5.A1" office:value-type="string">
            <text:p text:style-name="P25">Mestre de Cerimônia</text:p>
          </table:table-cell>
          <table:table-cell table:style-name="Tabela5.B1" office:value-type="string">
            <text:p text:style-name="P18">Convidamos a Sra <text:span text:style-name="T47">Kamila Gandolfi de Souza representando o comite de Ética</text:span> para receber a homenagem <text:s/></text:p>
          </table:table-cell>
        </table:table-row>
      </table:table>
      <text:p text:style-name="P12"/>
      <text:p text:style-name="P11"><text:span text:style-name="T27">VI. PRONUNCIAMENTOS</text:span><text:span text:style-name="T34"> 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6">Quem fala</text:p>
          </table:table-cell>
          <table:table-cell table:style-name="Tabela6.B1" office:value-type="string">
            <text:p text:style-name="P26">Texto a ser lido</text:p>
          </table:table-cell>
        </table:table-row>
        <table:table-row table:style-name="Tabela6.1">
          <table:table-cell table:style-name="Tabela6.A1" office:value-type="string">
            <text:p text:style-name="P25">Mestre de Cerimônia</text:p>
            <text:p text:style-name="P25"/>
          </table:table-cell>
          <table:table-cell table:style-name="Tabela6.B1" office:value-type="string">
            <text:p text:style-name="P22"><text:span text:style-name="T36">- Para fazer uso da palavra, convidamos a </text:span><text:span text:style-name="T19">superintendente de Saúde</text:span><text:span text:style-name="T36"> para apresentar um breve histórico da Comissão de Ética na instituição, e os atuais eleitos;</text:span></text:p>
            <text:p text:style-name="P19">- Com a palavra <text:span text:style-name="T41">a</text:span><text:span text:style-name="T32"> </text:span><text:span text:style-name="T22">R</text:span><text:span text:style-name="T12">epresentante</text:span><text:span text:style-name="T32"> </text:span><text:span text:style-name="T23">e membro </text:span><text:span text:style-name="T12">da Comissão de Ética do Coren/SC – Sra Karla Rodrigues Barzan.</text:span></text:p>
            <text:p text:style-name="P18">- Convidamos a <text:span text:style-name="T33">Vice</text:span> Presidente do Coren/SC pra fazer uso da palavra.</text:p>
          </table:table-cell>
        </table:table-row>
      </table:table>
      <text:p text:style-name="P12"/>
      <text:p text:style-name="P27">VII. POSSE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6">Quem fala</text:p>
          </table:table-cell>
          <table:table-cell table:style-name="Tabela7.B1" office:value-type="string">
            <text:p text:style-name="P26">Texto a ser lido</text:p>
          </table:table-cell>
        </table:table-row>
        <table:table-row table:style-name="Tabela7.1">
          <table:table-cell table:style-name="Tabela7.A1" office:value-type="string">
            <text:p text:style-name="P25">Mestre de Cerimônia</text:p>
            <text:p text:style-name="P25"/>
          </table:table-cell>
          <table:table-cell table:style-name="Tabela7.B1" office:value-type="string">
            <text:p text:style-name="P22"><text:span text:style-name="T36">Neste momento vamos proceder à posse da Comissão de Ética de Enfermagem da </text:span><text:span text:style-name="T17">Secretaria de Saúde do município de Palhoça.</text:span></text:p>
            <text:p text:style-name="P9"><text:span text:style-name="T4">Embasam o presente ato a Lei nº 7.498, de 25 de junho de 1986 e o Decreto nº 94.406, de 8 de junho de 1987, que regulamentam o exercício da Enfermagem no país; a Resolução Cofen nº 564/2017, que aprova o Código de Ética dos Profissionais de Enfermagem; a Resolução Cofen nº 370/2010, que aprova o Código de Processo Ético Disciplinar dos Conselhos de Enfermagem; a Resolução Cofen nº 593/2018, que normatiza a criação e funcionamento das Comissões de Ética de Enfermagem-CEE nas instituições com serviço de Enfermagem; Decisão Coren-SC nº 073/2021, homologada pela Decisão Cofen n</text:span><text:span text:style-name="T30">o</text:span><text:span text:style-name="T4"> 008/2022, que aprovou o Regimento Interno do Coren-SC; decisão Coren-SC nº 055, de 28/10/2021, que atualizou o Regimento Interno da Comissão de Ética do Coren-SC (CEC-SC); e, a Portaria Coren-SC nº </text:span><text:span text:style-name="T5">653</text:span><text:span text:style-name="T4">/202</text:span><text:span text:style-name="T5">2</text:span><text:span text:style-name="T4">, de </text:span><text:span text:style-name="T5">15</text:span><text:span text:style-name="T4"> de </text:span><text:span text:style-name="T21">Dezembro</text:span><text:span text:style-name="T4"> de 202</text:span><text:span text:style-name="T5">2</text:span><text:span text:style-name="T4">, que designa os membros da Comissão de Ética de Enfermagem da </text:span><text:span text:style-name="T6">Secretaria Municipal de Palhoça</text:span><text:span text:style-name="T4">, com mandato de </text:span><text:span text:style-name="T6">20</text:span><text:span text:style-name="T4">/</text:span><text:span text:style-name="T6">12</text:span><text:span text:style-name="T4">/202</text:span><text:span text:style-name="T6">2</text:span><text:span text:style-name="T4"> a </text:span><text:span text:style-name="T6">20</text:span><text:span text:style-name="T4">/</text:span><text:span text:style-name="T6">12</text:span><text:span text:style-name="T4">/202</text:span><text:span text:style-name="T6">5</text:span><text:span text:style-name="T4">.</text:span></text:p>
            <text:p text:style-name="P18"/>
            <text:p text:style-name="P23"><text:span text:style-name="T36">Convidamos </text:span><text:span text:style-name="T18">a vice presidente do</text:span><text:span text:style-name="T36"> Coren/SC </text:span><text:span text:style-name="T38">a </text:span><text:span text:style-name="T24">Sra Maristela Assu</text:span><text:span text:style-name="T26">mp</text:span><text:span text:style-name="T24">ção de Azevedo para empossar os novos membros da Comissão de Ética </text:span><text:span text:style-name="T25">da</text:span><text:span text:style-name="T37"> </text:span><text:soft-page-break/><text:span text:style-name="T37">Secretaria Municipal de </text:span><text:span text:style-name="T39">Saúde de </text:span><text:span text:style-name="T37">Palhoça.</text:span></text:p>
            <text:p text:style-name="P18"/>
            <text:p text:style-name="P18">Convidamos o representante da Comissão de Ética empossada <text:span text:style-name="T35">Sara Dalla Lama, </text:span>para pronunciamento.</text:p>
            <text:p text:style-name="P18"/>
          </table:table-cell>
        </table:table-row>
      </table:table>
      <text:p text:style-name="P12"/>
      <text:p text:style-name="P28">VIII. ENCERRAMENTO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6">Quem fala</text:p>
            <text:p text:style-name="P26"/>
          </table:table-cell>
          <table:table-cell table:style-name="Tabela8.B1" office:value-type="string">
            <text:p text:style-name="P26">Texto a ser lido</text:p>
            <text:p text:style-name="P26"/>
          </table:table-cell>
        </table:table-row>
        <table:table-row table:style-name="Tabela8.1">
          <table:table-cell table:style-name="Tabela8.A1" office:value-type="string">
            <text:p text:style-name="P25">Mestre de Cerimônia</text:p>
            <text:p text:style-name="P25"/>
          </table:table-cell>
          <table:table-cell table:style-name="Tabela8.B1" office:value-type="string">
            <text:p text:style-name="P18">Declaramos encerrada a cerimônia de posse. Informamos que os membros da comissão empossada devem permanecer no local para reunião de instruções com a Comissão de Ética do Coren/SC.</text:p>
            <text:p text:style-name="P18"/>
            <text:p text:style-name="P35"><text:span text:style-name="T20">* Informar o</text:span><text:span text:style-name="T3"> coquetel </text:span><text:span text:style-name="T20">para</text:span><text:span text:style-name="T3"> os presentes </text:span></text:p>
          </table:table-cell>
        </table:table-row>
      </table:table>
      <text:p text:style-name="P12"/>
      <text:p text:style-name="P34"/>
      <text:p text:style-name="P12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Helvetica Neue" svg:font-family="'Helvetica Neue', Helvetica, Arial, sans-serif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yriad Pro Light SemiCond" svg:font-family="'Myriad Pro Light SemiCond', 'Segoe UI Light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ssinatura" style:family="paragraph">
      <style:paragraph-properties fo:margin-top="0.423cm" fo:margin-bottom="0.423cm" loext:contextual-spacing="false" fo:text-align="justify" style:justify-single-word="false" fo:orphans="2" fo:widows="2" fo:hyphenation-ladder-count="no-limit" style:writing-mode="lr-tb">
        <style:tab-stops>
          <style:tab-stop style:position="17.002cm" style:leader-style="dotted" style:leader-text="."/>
        </style:tab-stops>
      </style:paragraph-properties>
      <style:text-properties style:use-window-font-color="true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Corpo_20_de_20_texto_20_31" style:display-name="Corpo de texto 31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style:font-name="Arial" fo:font-family="Arial" style:font-family-generic="swiss" style:font-pitch="variable" fo:font-size="14pt" style:font-name-asian="Times New Roman1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Texto_20_principal" style:display-name="Texto principal" style:family="paragraph" style:parent-style-name="Standard">
      <style:paragraph-properties fo:margin-top="0cm" fo:margin-bottom="0cm" loext:contextual-spacing="false" style:line-height-at-least="0.494cm" fo:text-align="justify" style:justify-single-word="false" style:text-autospace="none" style:vertical-align="middle"/>
      <style:text-properties fo:color="#000000" style:font-name="Myriad Pro Light SemiCond" fo:font-family="'Myriad Pro Light SemiCond', 'Segoe UI Light'" style:font-family-generic="swiss" style:font-pitch="variable" style:font-name-asian="Calibri" style:font-family-asian="Calibri" style:font-family-generic-asian="swiss" style:font-pitch-asian="variable" style:font-name-complex="Myriad Pro Light SemiCond" style:font-family-complex="'Myriad Pro Light SemiCond', 'Segoe UI Light'" style:font-family-generic-complex="swiss" style:font-pitch-complex="variable"/>
    </style:style>
    <style:style style:name="Título_20_Capítulos" style:display-name="Título Capítulos" style:family="paragraph" style:parent-style-name="Texto_20_principal">
      <style:paragraph-properties style:line-height-at-least="0.635cm"/>
      <style:text-properties fo:color="#00ba00" fo:font-size="16pt" fo:font-weight="bold" style:font-name-asian="Calibri" style:font-family-asian="Calibri" style:font-family-generic-asian="swiss" style:font-pitch-asian="variable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onte_20_parág._20_padrão" style:display-name="Fonte parág. padrão" style:family="text"/>
    <style:style style:name="Cabeçalho_20_Char" style:display-name="Cabeçalho Char" style:family="text">
      <style:text-properties fo:language="pt" fo:country="BR"/>
    </style:style>
    <style:style style:name="Rodapé_20_Char" style:display-name="Rodapé Char" style:family="text">
      <style:text-properties fo:language="pt" fo:country="BR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rpo_20_de_20_texto_20_Char" style:display-name="Corpo de texto Char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apple-converted-space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Semibold" style:family="text">
      <style:text-properties style:font-name="Myriad Pro Light SemiCond" fo:font-family="'Myriad Pro Light SemiCond', 'Segoe UI Light'" style:font-family-generic="swiss" style:font-pitch="variable" fo:font-size="11pt" fo:language="pt" fo:country="BR" style:font-size-asian="11pt" style:font-name-complex="Myriad Pro Light SemiCond" style:font-family-complex="'Myriad Pro Light SemiCond', 'Segoe UI Light'" style:font-family-generic-complex="swiss" style:font-pitch-complex="variable" style:font-size-complex="11pt"/>
    </style:style>
    <style:style style:name="Menção_20_Pendente" style:display-name="Menção Pendente" style:family="tex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0.345cm"/>
        </style:tab-stops>
      </style:paragraph-properties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/>
      <style:text-properties fo:color="#595959" fo:font-size="7pt" style:font-size-asian="7pt" style:font-size-complex="7pt"/>
    </style:style>
    <style:style style:name="MP7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/>
      <style:text-properties fo:color="#595959"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  <style:text-properties fo:color="#595959" style:font-name="Times New Roman1" fo:font-size="12pt" style:font-size-asian="12pt" style:font-name-complex="Times New Roman1" style:font-size-complex="12pt"/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Times New Roman" fo:font-size="12.5pt" fo:font-weight="normal" style:font-size-asian="12.5pt" style:font-weight-asian="normal" style:font-name-complex="Times New Roman" style:font-size-complex="12pt" style:font-weight-complex="normal"/>
    </style:style>
    <style:style style:name="MT3" style:family="text">
      <style:text-properties style:use-window-font-color="true" style:font-name="Times New Roman" fo:font-size="12.5pt" fo:language="pt" fo:country="BR" fo:font-weight="normal" officeooo:rsid="000f9ec5" style:font-name-asian="Calibri" style:font-size-asian="12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6.041cm, 5.629cm, 6.447cm, 5.55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0.527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473cm" fo:margin-left="0cm" fo:margin-right="0cm" fo:margin-top="1.37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<draw:frame draw:style-name="Mfr1" draw:name="Figura2" text:anchor-type="as-char" svg:width="5.066cm" svg:height="2.231cm" draw:z-index="2"><draw:image xlink:href="Pictures/1000000000000400000001C33A79426E1B6B0C2F.png" xlink:type="simple" xlink:show="embed" xlink:actuate="onLoad" loext:mime-type="image/png"/></draw:frame></text:span><text:tab/></text:p>
        <text:p text:style-name="MP2">ESTADO DE SANTA CATARINA</text:p>
        <text:p text:style-name="MP2">PREFEITURA MUNICIPAL DE PALHOÇA</text:p>
        <text:p text:style-name="MP3">Av. Atílio Pedro Pagani, 855 – Parque Residencial Pagani – Palhoça/SC <text:s/></text:p>
        <text:p text:style-name="MP4"><text:span text:style-name="MT2">Fone (48) </text:span><text:span text:style-name="MT3">30475571</text:span><text:span text:style-name="MT2"> – CNPJ: 12.092.636/0001-90</text:span></text:p>
        <text:p text:style-name="MP5"/>
      </style:header>
      <style:footer>
        <text:p text:style-name="MP6"><draw:frame draw:style-name="Mfr2" draw:name="Figura1" text:anchor-type="char" svg:x="11.261cm" svg:y="0.298cm" svg:width="4.794cm" svg:height="1.401cm" draw:z-index="5"><draw:image xlink:href="Pictures/100000000000034A00000253187110E433B3AB0D.jpg" xlink:type="simple" xlink:show="embed" xlink:actuate="onLoad" loext:mime-type="image/jpeg"/></draw:frame><text:line-break/>Av. Mauro Ramos, 224, Centro Executivo Mauro Ramos</text:p>
        <text:p text:style-name="MP7">5° ao 9° andar, Centro, Florianópolis/SC. CEP 88020-300</text:p>
        <text:p text:style-name="MP6">Caixa Postal 163 - Fone: 0800 048 9091</text:p>
        <text:p text:style-name="MP7">www.corensc.gov.br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emorando nº</dc:title>
    <meta:initial-creator>Joao Luiz Giamattey</meta:initial-creator>
    <meta:creation-date>2021-04-12T14:10:00</meta:creation-date>
    <dc:date>2023-01-24T14:38:29.998976962</dc:date>
    <meta:print-date>2015-02-24T07:46:00</meta:print-date>
    <meta:editing-cycles>15</meta:editing-cycles>
    <meta:editing-duration>PT1H51M34S</meta:editing-duration>
    <meta:generator>LibreOffice/6.4.7.2$Linux_X86_64 LibreOffice_project/40$Build-2</meta:generator>
    <meta:document-statistic meta:table-count="8" meta:image-count="2" meta:object-count="0" meta:page-count="3" meta:paragraph-count="68" meta:word-count="715" meta:character-count="4524" meta:non-whitespace-character-count="3853"/>
  </office:meta>
</office:document-meta>
</file>